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68000000BF2DE8137316F15F7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20124d" loext:opacity="100%" officeooo:rsid="001122c1" officeooo:paragraph-rsid="001122c1"/>
    </style:style>
    <style:style style:name="P3" style:family="paragraph" style:parent-style-name="Standard">
      <style:text-properties fo:color="#20124d" loext:opacity="100%" officeooo:rsid="0013183e" officeooo:paragraph-rsid="0013183e"/>
    </style:style>
    <style:style style:name="P4" style:family="paragraph" style:parent-style-name="Titre_20_contenu">
      <style:text-properties fo:color="#f01bac" loext:opacity="100%" style:font-name="Liberation Sans" fo:font-size="16pt" fo:font-weight="bold" officeooo:rsid="0016bf0f" officeooo:paragraph-rsid="0016bf0f" style:font-name-asian="Linux Libertine G" style:font-size-asian="16pt" style:font-weight-asian="bold" style:font-name-complex="Linux Libertine G" style:font-size-complex="16pt"/>
    </style:style>
    <style:style style:name="P5" style:family="paragraph" style:parent-style-name="Standard">
      <style:text-properties fo:color="#20124d" loext:opacity="100%" officeooo:rsid="000bf0fa" officeooo:paragraph-rsid="000bf0fa"/>
    </style:style>
    <style:style style:name="P6" style:family="paragraph" style:parent-style-name="Standard">
      <style:text-properties fo:color="#20124d" loext:opacity="100%" officeooo:rsid="0016bf0f" officeooo:paragraph-rsid="0016bf0f"/>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ge" style:horizontal-pos="from-left" style:horizontal-rel="page" fo:background-color="transparent" draw:fill="none" draw:fill-color="#ffffff" fo:padding="0cm" fo:border="none" style:mirror="none" fo:clip="rect(3.888cm, 0cm, 0.097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377cm, 0cm, 1.037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HP travaille pour nous</text:p>
      <text:p text:style-name="P6">Pour l’ensemble des quêtes sur le développement PHP, nous travaillerons sur un projet global qui aura pour but de gérer les adhérents à une association proposant diverses activités ludiques organisées sous forme d’ateliers réalisés par des animateurs spécialisés dans chaques domaines : Echecs, Musique, jeux de société, cuisine, sport, …).</text:p>
      <text:p text:style-name="P6"/>
      <text:p text:style-name="P6">La première mission de ces quêtes sera de préparer un certain de nombre de page contenant les éléments minimums pour permettre la navigation dans le site et l’exploitation des informations qui, plus tard, seront issues d’une base de données.</text:p>
      <text:p text:style-name="P5"/>
      <text:p text:style-name="P2">Usez et abusez du site officiel de PHP : <text:a xlink:type="simple" xlink:href="https://www.php.net/" text:style-name="Internet_20_link" text:visited-style-name="Visited_20_Internet_20_Link">ici</text:a></text:p>
      <text:p text:style-name="P2">Il fourmille d’informations importantes et intéressantes qui vous permettront de comprendre plus facilement ce dans quoi vous mettez les mains.</text:p>
      <text:p text:style-name="P2"/>
      <text:p text:style-name="Titre_20_contenu">Rendus attendus</text:p>
      <text:p text:style-name="P6">Dans un premier temps, le rendu sera l’ensemble des pages demandées dans les directives de la mission sous forme d’une archive zip contenant tous les fichiers nécessaires au bon fonctionnement des pa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itre_20_contenu" style:display-name="Titre contenu" style:family="paragraph" style:parent-style-name="Heading" style:auto-update="true" style:master-page-name="">
      <style:paragraph-properties style:page-number="auto"/>
      <style:text-properties fo:text-transform="uppercase" fo:color="#f01bac" loext:opacity="100%" fo:font-size="16pt" fo:font-weight="bold" style:font-size-asian="16pt" style:font-weight-asian="bold"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377cm, 0cm, 1.037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wrap="run-through" style:number-wrapped-paragraphs="no-limit" style:vertical-pos="from-top" style:vertical-rel="page" style:horizontal-pos="from-left" style:horizontal-rel="page" fo:background-color="transparent" draw:fill="none" draw:fill-color="#ffffff" fo:padding="0cm" fo:border="none" style:mirror="none" fo:clip="rect(3.888cm, 0cm, 0.097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65cm" fo:margin-bottom="1.27cm" fo:margin-left="2.54cm" fo:margin-right="2.54cm" style:writing-mode="lr-tb" style:layout-grid-color="#c0c0c0" style:layout-grid-lines="2391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985cm" fo:margin-left="0cm" fo:margin-right="0cm" fo:margin-bottom="2.884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23cm" svg:y="0cm" svg:width="20.955cm" svg:height="2.552cm" draw:z-index="0"><draw:image xlink:href="Pictures/1000000000000468000000BF2DE8137316F15F76.jpg" xlink:type="simple" xlink:show="embed" xlink:actuate="onLoad" draw:mime-type="image/jpeg"/></draw:frame></text:p>
      </style:header>
      <style:footer>
        <text:p text:style-name="Standard"><draw:frame draw:style-name="Mfr2" draw:name="Image2" text:anchor-type="char" svg:x="-0.055cm" svg:y="28.88cm" svg:width="21.061cm" svg:height="0.84cm" draw:z-index="1"><draw:image xlink:href="Pictures/1000000000000468000000BF2DE8137316F15F76.jpg" xlink:type="simple" xlink:show="embed" xlink:actuate="onLoad" draw:mime-type="image/jpeg"/></draw:frame></text:p>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dc:date>2022-02-13T22:56:43.165492230</dc:date>
    <dc:creator>Michel GILLET</dc:creator>
    <meta:editing-duration>PT17M29S</meta:editing-duration>
    <meta:editing-cycles>10</meta:editing-cycles>
    <meta:document-statistic meta:table-count="0" meta:image-count="2" meta:object-count="0" meta:page-count="1" meta:paragraph-count="7" meta:word-count="157" meta:character-count="1009" meta:non-whitespace-character-count="859"/>
  </office:meta>
</office:document-meta>
</file>